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Diplomata SC" svg:font-family="'Diplomata SC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Constantia1" svg:font-family="Constantia" style:font-family-generic="system" style:font-pitch="variable"/>
    <style:font-face style:name="Diplomata SC1" svg:font-family="'Diplomata S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>
        <style:tab-stops>
          <style:tab-stop style:position="21.662cm"/>
        </style:tab-stops>
      </style:paragraph-properties>
    </style:style>
    <style:style style:name="P4" style:family="paragraph" style:parent-style-name="Standard">
      <style:paragraph-properties fo:line-height="150%"/>
      <style:text-properties fo:color="#000000" style:font-name="Constantia" fo:font-size="13pt" fo:font-weight="bold" style:font-size-asian="13pt" style:font-weight-asian="bold" style:font-name-complex="Constantia1" style:font-size-complex="13pt" style:font-weight-complex="bold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color="#996633" style:font-name="Diplomata SC" fo:letter-spacing="-0.106cm" style:font-name-complex="Diplomata SC1"/>
    </style:style>
    <style:style style:name="T2" style:family="text">
      <style:text-properties fo:color="#996633" style:font-name="Diplomata SC" fo:letter-spacing="-0.106cm" fo:font-weight="bold" style:font-weight-asian="bold" style:font-name-complex="Diplomata SC1" style:font-weight-complex="bold"/>
    </style:style>
    <style:style style:name="T3" style:family="text">
      <style:text-properties fo:color="#996633" style:font-name="Cambria" fo:letter-spacing="-0.106cm" style:font-name-complex="Cambria1"/>
    </style:style>
    <style:style style:name="T4" style:family="text">
      <style:text-properties fo:color="#000000" style:font-name="Constantia" fo:font-size="13pt" fo:font-weight="bold" style:font-size-asian="13pt" style:font-weight-asian="bold" style:font-name-complex="Constantia1" style:font-size-complex="13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833c0b" style:font-name="Diplomata SC"/>
    </style:style>
    <style:style style:name="T7" style:family="text">
      <style:text-properties fo:color="#833c0b" style:font-name="Diplomata SC" fo:font-size="13pt" fo:font-weight="bold" style:font-size-asian="13pt" style:font-weight-asian="bold" style:font-name-complex="Constantia1" style:font-size-complex="13pt" style:font-weight-complex="bold"/>
    </style:style>
    <style:style style:name="T8" style:family="text">
      <style:text-properties fo:color="#833c0b" style:font-name="Cambria" fo:font-size="13pt" fo:font-weight="bold" style:font-size-asian="13pt" style:font-weight-asian="bold" style:font-name-complex="Cambria1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Start with</text:span><text:span text:style-name="T3"> </text:span><text:span text:style-name="T1">:</text:span></text:p>
      <text:p text:style-name="Standard"/>
      <text:p text:style-name="Standard"><text:span text:style-name="T4">.Médaillon de foie gras de canard au pain <text:s text:c="2"/>d'épices, .........................................................10,50</text:span></text:p>
      <text:p text:style-name="P1"><text:span text:style-name="T4">.Saumon gravlax, et Tzatiki maison...............7,90</text:span></text:p>
      <text:p text:style-name="P1"><text:span text:style-name="T4">.Méli-mélo de crudités <text:s/>pancake lentille corail........................8,50</text:span></text:p>
      <text:p text:style-name="Standard"><text:span text:style-name="T2"><text:s text:c="27"/>Bistro</text:span></text:p>
      <text:p text:style-name="P2"/>
      <text:p text:style-name="Standard"><text:span text:style-name="T4">.Tataki de saumon « label rouge » et sauce Thé Vert Matcha, </text:span></text:p>
      <text:p text:style-name="P1"><text:span text:style-name="T4">….....................................................................................15,90</text:span></text:p>
      <text:p text:style-name="P1"><text:span text:style-name="T4">.Tartare de Bœuf Old School « : Chorizo, </text:span></text:p>
      <text:p text:style-name="Standard"><text:span text:style-name="T4">Noix de cajou et assaisonnement du Chef....................................13,90</text:span></text:p>
      <text:p text:style-name="Standard"/>
      <text:p text:style-name="Standard"><text:span text:style-name="T4">.Entrecôte de Bœuf 250 grammes, frites maison</text:span></text:p>
      <text:p text:style-name="Standard"><text:span text:style-name="T4"><text:s/>Et beurre aux herbes......................................................................19,90</text:span></text:p>
      <text:p text:style-name="Standard"><text:span text:style-name="T4"><text:s text:c="55"/></text:span></text:p>
      <text:p text:style-name="P1"><text:span text:style-name="T7"><text:s text:c="17"/>STREET FOOD</text:span></text:p>
      <text:p text:style-name="P1"><text:span text:style-name="T4">.Fish &amp; Chips " Home-made"..........................................................12,50</text:span></text:p>
      <text:p text:style-name="P1"><text:span text:style-name="T4">Street Bowl :</text:span></text:p>
      <text:p text:style-name="P3"><text:span text:style-name="T4">.Riz, tagliatelles de courgettes, tzatzíki, gaufres houmous menthe petit poids<text:tab/></text:span></text:p>
      <text:p text:style-name="P1"><text:span text:style-name="T4">Et caramel de betterave….......................11,40</text:span></text:p>
      <text:p text:style-name="P1"><text:span text:style-name="T4">.Street Beef :</text:span></text:p>
      <text:p text:style-name="P1"><text:span text:style-name="T4">Riz Basmati, boulettes de bœuf noix de cajou et chorizo sauce tomate</text:span></text:p>
      <text:p text:style-name="P1"><text:span text:style-name="T4">Old School et graine de courges...................................................11,90</text:span></text:p>
      <text:p text:style-name="P4"/>
      <text:p text:style-name="P1"><text:span text:style-name="T7"><text:s text:c="22"/>BURGER</text:span><text:span text:style-name="T8"> </text:span><text:span text:style-name="T7">:</text:span></text:p>
      <text:p text:style-name="P1"><text:span text:style-name="T4">Old School Burger :</text:span></text:p>
      <text:p text:style-name="P1"><text:span text:style-name="T4">Steak 180 gr, sauce burger maison, nickel d'oignons, tomates,</text:span></text:p>
      <text:p text:style-name="P1"><text:span text:style-name="T4">Choose your cheese :</text:span></text:p>
      <text:p text:style-name="P1"><text:span text:style-name="T4">Vériatble cheddar « britannique »</text:span></text:p>
      <text:p text:style-name="P1"><text:soft-page-break/><text:span text:style-name="T4">Fromage de chèvres artisanal</text:span></text:p>
      <text:p text:style-name="P1"><text:span text:style-name="T4">Tomme de Dinan</text:span></text:p>
      <text:p text:style-name="P1"><text:span text:style-name="T4"><text:s text:c="10"/>Extra bacon : 1,50</text:span></text:p>
      <text:p text:style-name="P1"><text:span text:style-name="T4"><text:s text:c="35"/>Make it Veggie Or Even Vegan !!!!!!</text:span></text:p>
      <text:p text:style-name="P1"><text:span text:style-name="T1">Dessert</text:span></text:p>
      <text:p text:style-name="P1"/>
      <text:p text:style-name="P1"><text:span text:style-name="T4">Pancake crème vanillé et sauce caramel"......................................5,20</text:span></text:p>
      <text:p text:style-name="P1"><text:span text:style-name="T4">Brownie aux noix de pécan et sauce caramel..................................5,90</text:span></text:p>
      <text:p text:style-name="P1"><text:span text:style-name="T4">Cheesecake « cookie » ...................................................................4,90</text:span></text:p>
      <text:p text:style-name="P1"><text:span text:style-name="T4">Assiette 3 fromages « local a fromages » ........................................7,50</text:span></text:p>
      <text:p text:style-name="P1"><text:span text:style-name="T4">Gaufre aux fruits de saison coulis de fruit rouge.............................4,50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Diplomata SC" svg:font-family="'Diplomata SC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Constantia1" svg:font-family="Constantia" style:font-family-generic="system" style:font-pitch="variable"/>
    <style:font-face style:name="Diplomata SC1" svg:font-family="'Diplomata S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style:line-height-at-least="0.353cm" fo:orphans="2" fo:widows="2" style:writing-mode="lr-tb"/>
      <style:text-properties fo:color="#ffffff" style:font-name="Arial1" fo:font-size="18pt" style:letter-kerning="true" style:font-name-asian="Microsoft YaHei" style:font-size-asian="18pt" style:font-name-complex="Arial2" style:font-size-complex="18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iam giraud</meta:initial-creator>
    <meta:editing-cycles>1</meta:editing-cycles>
    <meta:creation-date>2020-04-20T12:55:00</meta:creation-date>
    <dc:date>2020-05-28T20:35:03.28</dc:date>
    <meta:editing-duration>PT37S</meta:editing-duration>
    <meta:generator>OpenOffice/4.1.7$Win32 OpenOffice.org_project/417m1$Build-9800</meta:generator>
    <meta:document-statistic meta:table-count="0" meta:image-count="0" meta:object-count="0" meta:page-count="2" meta:paragraph-count="35" meta:word-count="190" meta:character-count="19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